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Kapp-Ekholm_01">
            <text:p>Kapp-Ekholm_01</text:p>
          </table:table-cell>
          <table:table-cell office:value-type="float" office:value="78.57">
            <text:p>78.57</text:p>
          </table:table-cell>
          <table:table-cell office:value-type="float" office:value="16.55">
            <text:p>16.55</text:p>
          </table:table-cell>
          <table:table-cell office:value-type="float" office:value="10030.0">
            <text:p>10030.0</text:p>
          </table:table-cell>
          <table:table-cell office:value-type="float" office:value="140.0">
            <text:p>140.0</text:p>
          </table:table-cell>
          <table:table-cell office:value-type="string" office:value="Driftwood, Larix occidentalis">
            <text:p>Driftwood, Larix occidental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4.0">
            <text:p>6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1984,FormanEtal2004">
            <text:p>Salvigsen1984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T-4628">
            <text:p>T-4628</text:p>
          </table:table-cell>
          <table:table-cell office:value-type="float" office:value="78.45">
            <text:p>78.45</text:p>
          </table:table-cell>
          <table:table-cell office:value-type="float" office:value="16.33">
            <text:p>16.33</text:p>
          </table:table-cell>
          <table:table-cell office:value-type="float" office:value="6440.0">
            <text:p>6440.0</text:p>
          </table:table-cell>
          <table:table-cell office:value-type="float" office:value="80.0">
            <text:p>8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1984,FormanEtal2004">
            <text:p>Salvigsen1984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U-126">
            <text:p>U-126</text:p>
          </table:table-cell>
          <table:table-cell office:value-type="float" office:value="78.633">
            <text:p>78.633</text:p>
          </table:table-cell>
          <table:table-cell office:value-type="float" office:value="16.733">
            <text:p>16.733</text:p>
          </table:table-cell>
          <table:table-cell office:value-type="float" office:value="3810.0">
            <text:p>3810.0</text:p>
          </table:table-cell>
          <table:table-cell office:value-type="float" office:value="90.0">
            <text:p>90.0</text:p>
          </table:table-cell>
          <table:table-cell office:value-type="string" office:value="Mytilus edulis valves">
            <text:p>Mytilus edulis valv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eylingHanssenOlsson1959,Olsson1960,FormanEtal2004">
            <text:p>FeylingHanssenOlsson1959,Olsson1960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U-124">
            <text:p>U-124</text:p>
          </table:table-cell>
          <table:table-cell office:value-type="float" office:value="78.55">
            <text:p>78.55</text:p>
          </table:table-cell>
          <table:table-cell office:value-type="float" office:value="16.067">
            <text:p>16.067</text:p>
          </table:table-cell>
          <table:table-cell office:value-type="float" office:value="9310.0">
            <text:p>9310.0</text:p>
          </table:table-cell>
          <table:table-cell office:value-type="float" office:value="200.0">
            <text:p>20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eylingHanssenOlsson1959,Olsson1960,FormanEtal2004">
            <text:p>FeylingHanssenOlsson1959,Olsson1960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U-130">
            <text:p>U-130</text:p>
          </table:table-cell>
          <table:table-cell office:value-type="float" office:value="78.583">
            <text:p>78.583</text:p>
          </table:table-cell>
          <table:table-cell office:value-type="float" office:value="16.617">
            <text:p>16.617</text:p>
          </table:table-cell>
          <table:table-cell office:value-type="float" office:value="8035.0">
            <text:p>8035.0</text:p>
          </table:table-cell>
          <table:table-cell office:value-type="float" office:value="110.0">
            <text:p>110.0</text:p>
          </table:table-cell>
          <table:table-cell office:value-type="string" office:value="Shells from Arstarte terrace">
            <text:p>Shells from Arstarte terrac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eylingHanssenOlsson1959,Olsson1960,FormanEtal2004">
            <text:p>FeylingHanssenOlsson1959,Olsson1960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U-128">
            <text:p>U-128</text:p>
          </table:table-cell>
          <table:table-cell office:value-type="float" office:value="78.55">
            <text:p>78.55</text:p>
          </table:table-cell>
          <table:table-cell office:value-type="float" office:value="16.5">
            <text:p>16.5</text:p>
          </table:table-cell>
          <table:table-cell office:value-type="float" office:value="9980.0">
            <text:p>9980.0</text:p>
          </table:table-cell>
          <table:table-cell office:value-type="float" office:value="140.0">
            <text:p>14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9.7">
            <text:p>49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eylingHanssenOlsson1959,Olsson1960,FormanEtal2004">
            <text:p>FeylingHanssenOlsson1959,Olsson1960,FormanEtal2004</text:p>
          </table:table-cell>
        </table:table-row>
        <table:table-row>
          <table:table-cell office:value-type="string" office:value="Inner_Isfjord">
            <text:p>Inner_Isfjord</text:p>
          </table:table-cell>
          <table:table-cell office:value-type="string" office:value="radiocarbon">
            <text:p>radiocarbon</text:p>
          </table:table-cell>
          <table:table-cell office:value-type="string" office:value="U-132">
            <text:p>U-132</text:p>
          </table:table-cell>
          <table:table-cell office:value-type="float" office:value="78.633">
            <text:p>78.633</text:p>
          </table:table-cell>
          <table:table-cell office:value-type="float" office:value="16.733">
            <text:p>16.733</text:p>
          </table:table-cell>
          <table:table-cell office:value-type="float" office:value="9840.0">
            <text:p>9840.0</text:p>
          </table:table-cell>
          <table:table-cell office:value-type="float" office:value="150.0">
            <text:p>15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eylingHanssenOlsson1959,Olsson1960,FormanEtal2004">
            <text:p>FeylingHanssenOlsson1959,Olsson196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